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2.75cm"/>
      <style:paragraph-properties style:writing-mode="lr-tb"/>
    </style:style>
    <style:style style:name="gr2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5.75cm"/>
      <style:paragraph-properties style:writing-mode="lr-tb"/>
    </style:style>
    <style:style style:name="gr3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4.75cm"/>
      <style:paragraph-properties style:writing-mode="lr-tb"/>
    </style:style>
    <style:style style:name="gr4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3.75cm"/>
      <style:paragraph-properties style:writing-mode="lr-tb"/>
    </style:style>
    <style:style style:name="gr5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2.75cm"/>
      <style:paragraph-properties style:writing-mode="lr-tb"/>
    </style:style>
    <style:style style:name="gr6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2.25cm"/>
      <style:paragraph-properties style:writing-mode="lr-tb"/>
    </style:style>
    <style:style style:name="gr7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1.75cm"/>
      <style:paragraph-properties style:writing-mode="lr-tb"/>
    </style:style>
    <style:style style:name="gr8" style:family="graphic" style:parent-style-name="objectwithoutfill">
      <style:graphic-properties draw:stroke="dash" draw:stroke-dash="Dash" svg:stroke-width="0.018cm" svg:stroke-color="#b2b2b2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0.6cm" svg:x="4.5cm" svg:y="3.75cm">
          <text:p text:style-name="P1"><text:span text:style-name="T1">1 x (20 + 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25cm" svg:height="0.6cm" svg:x="3cm" svg:y="4.9cm">
          <text:p text:style-name="P1"><text:span text:style-name="T1">1 x 10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25cm" svg:height="0.6cm" svg:x="3.5cm" svg:y="6cm">
          <text:p text:style-name="P1"><text:span text:style-name="T1">1 x 8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25cm" svg:height="0.6cm" svg:x="4cm" svg:y="7.15cm">
          <text:p text:style-name="P1"><text:span text:style-name="T1">1 x 5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25cm" svg:height="0.6cm" svg:x="4.5cm" svg:y="8.25cm">
          <text:p text:style-name="P1"><text:span text:style-name="T1">1 x 2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75cm" svg:height="0.6cm" svg:x="4.75cm" svg:y="9.4cm">
          <text:p text:style-name="P1"><text:span text:style-name="T1">1 x 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25cm" svg:height="0.6cm" svg:x="5cm" svg:y="10.5cm">
          <text:p text:style-name="P1"><text:span text:style-name="T1">1 x 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4.5cm" svg:y1="4.35cm" svg:x2="3cm" svg:y2="4.9cm">
          <text:p/>
        </draw:line>
        <draw:line draw:style-name="gr8" draw:text-style-name="P3" draw:layer="layout" svg:x1="7.75cm" svg:y1="4.35cm" svg:x2="9.25cm" svg:y2="4.9cm">
          <text:p/>
        </draw:line>
        <draw:line draw:style-name="gr8" draw:text-style-name="P3" draw:layer="layout" svg:x1="3cm" svg:y1="5.5cm" svg:x2="3.5cm" svg:y2="6cm">
          <text:p/>
        </draw:line>
        <draw:line draw:style-name="gr8" draw:text-style-name="P3" draw:layer="layout" svg:x1="3.5cm" svg:y1="6.6cm" svg:x2="4cm" svg:y2="7.15cm">
          <text:p/>
        </draw:line>
        <draw:line draw:style-name="gr8" draw:text-style-name="P3" draw:layer="layout" svg:x1="4cm" svg:y1="7.75cm" svg:x2="4.5cm" svg:y2="8.25cm">
          <text:p/>
        </draw:line>
        <draw:line draw:style-name="gr8" draw:text-style-name="P3" draw:layer="layout" svg:x1="4.5cm" svg:y1="8.85cm" svg:x2="4.75cm" svg:y2="9.4cm">
          <text:p/>
        </draw:line>
        <draw:line draw:style-name="gr8" draw:text-style-name="P3" draw:layer="layout" svg:x1="9.25cm" svg:y1="5.5cm" svg:x2="8.75cm" svg:y2="6cm">
          <text:p/>
        </draw:line>
        <draw:line draw:style-name="gr8" draw:text-style-name="P3" draw:layer="layout" svg:x1="8.75cm" svg:y1="6.6cm" svg:x2="8.25cm" svg:y2="7.15cm">
          <text:p/>
        </draw:line>
        <draw:line draw:style-name="gr8" draw:text-style-name="P3" draw:layer="layout" svg:x1="8.25cm" svg:y1="7.75cm" svg:x2="7.75cm" svg:y2="8.25cm">
          <text:p/>
        </draw:line>
        <draw:line draw:style-name="gr8" draw:text-style-name="P3" draw:layer="layout" svg:x1="7.75cm" svg:y1="8.85cm" svg:x2="7.5cm" svg:y2="9.4cm">
          <text:p/>
        </draw:line>
        <draw:line draw:style-name="gr8" draw:text-style-name="P3" draw:layer="layout" svg:x1="7.5cm" svg:y1="10cm" svg:x2="7.25cm" svg:y2="10.5cm">
          <text:p/>
        </draw:line>
        <draw:line draw:style-name="gr8" draw:text-style-name="P3" draw:layer="layout" svg:x1="4.75cm" svg:y1="10cm" svg:x2="5cm" svg:y2="10.5cm">
          <text:p/>
        </draw:line>
        <draw:custom-shape draw:style-name="gr9" draw:text-style-name="P4" draw:layer="layout" svg:width="3.25cm" svg:height="0.6cm" svg:x="9.5cm" svg:y="3.75cm">
          <text:p text:style-name="P1"><text:span text:style-name="T1">Input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25cm" svg:height="0.6cm" svg:x="9.5cm" svg:y="3.75cm">
          <text:p text:style-name="P1"><text:span text:style-name="T1">Input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25cm" svg:height="0.6cm" svg:x="9.5cm" svg:y="4.899cm">
          <text:p text:style-name="P1"><text:span text:style-name="T1">FC Layer 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25cm" svg:height="0.6cm" svg:x="9.5cm" svg:y="6cm">
          <text:p text:style-name="P1"><text:span text:style-name="T1">FC Layer #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25cm" svg:height="0.6cm" svg:x="9.5cm" svg:y="7.149cm">
          <text:p text:style-name="P1"><text:span text:style-name="T1">FC Layer #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25cm" svg:height="0.6cm" svg:x="9.5cm" svg:y="8.25cm">
          <text:p text:style-name="P1"><text:span text:style-name="T1">FC Layer #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3.25cm" svg:height="0.6cm" svg:x="9.5cm" svg:y="9.393cm">
          <text:p text:style-name="P1"><text:span text:style-name="T1">FC Layer #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3.25cm" svg:height="0.6cm" svg:x="9.5cm" svg:y="10.494cm">
          <text:p text:style-name="P1"><text:span text:style-name="T1">Output Lay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3T15:47:51.711000000</meta:creation-date>
    <dc:date>2022-09-13T17:13:32.671000000</dc:date>
    <meta:editing-duration>PT50M21S</meta:editing-duration>
    <meta:editing-cycles>4</meta:editing-cycles>
    <meta:generator>LibreOffice/7.3.4.2$Windows_X86_64 LibreOffice_project/728fec16bd5f605073805c3c9e7c4212a0120dc5</meta:generator>
    <meta:document-statistic meta:object-count="27"/>
  </office:meta>
</office:document-meta>
</file>